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rrección Proyecto</text:h>
      <text:h text:style-name="Heading_20_2" text:outline-level="2">Alumno</text:h>
      <text:p text:style-name="Text_20_body">Miguel Ángel Rando Sánchez</text:p>
      <text:h text:style-name="Heading_20_2" text:outline-level="2">Calificación</text:h>
      <text:p text:style-name="Text_20_body">APTO</text:p>
      <text:h text:style-name="Heading_20_2" text:outline-level="2">Comentarios</text:h>
      <text:p text:style-name="Text_20_body">Solución simple. Aplica bien los conceptos en los componentes implementados.</text:p>
      <text:p text:style-name="Text_20_body">Arquitectura correcta. Necesario el empleo de más comentarios.</text:p>
      <text:h text:style-name="Heading_20_2" text:outline-level="2">Anotaciones</text:h>
      <text:p text:style-name="Text_20_body">RF:</text:p>
      <text:list xml:id="list2676560698055909929" text:style-name="L1">
        <text:list-item>
          <text:p text:style-name="P1">Acceso correcto.</text:p>
        </text:list-item>
        <text:list-item>
          <text:p text:style-name="P1">Interacción simple. </text:p>
        </text:list-item>
        <text:list-item>
          <text:p text:style-name="P1">Pendiente personalizar mensajes de validación.</text:p>
        </text:list-item>
        <text:list-item>
          <text:p text:style-name="P1">RF extendidos:</text:p>
          <text:list>
            <text:list-item>
              <text:p text:style-name="P1">Control de autorización.</text:p>
            </text:list-item>
          </text:list>
        </text:list-item>
      </text:list>
      <text:p text:style-name="Text_20_body"/>
      <text:p text:style-name="Text_20_body">RNF:</text:p>
      <text:list xml:id="list2383184236681068773" text:style-name="L2">
        <text:list-item>
          <text:p text:style-name="P2">Empleo de asociaciones simples.</text:p>
        </text:list-item>
        <text:list-item>
          <text:p text:style-name="P2">DAOs simples.</text:p>
        </text:list-item>
        <text:list-item>
          <text:p text:style-name="P2">Configuración completa</text:p>
        </text:list-item>
        <text:list-item>
          <text:p text:style-name="P2">Definición correcta de internacionalización pero no se usa</text:p>
        </text:list-item>
      </text:list>
      <text:p text:style-name="Text_20_body"/>
      <text:h text:style-name="Heading_20_2" text:outline-level="2">Aspectos mejora</text:h>
      <text:p text:style-name="Text_20_body">Interfaz de usuario:</text:p>
      <text:list xml:id="list8261022965221161008" text:style-name="L3">
        <text:list-item>
          <text:p text:style-name="P3">Homogeneizar interfaces</text:p>
        </text:list-item>
        <text:list-item>
          <text:p text:style-name="P3">Solicitar confirmación al eliminar</text:p>
        </text:list-item>
        <text:list-item>
          <text:p text:style-name="P3">No mostrar id del usuario en formularios</text:p>
        </text:list-item>
      </text:list>
      <text:p text:style-name="Text_20_body"/>
      <text:p text:style-name="Text_20_body">Navegación / Usabilidad</text:p>
      <text:list xml:id="list3741169804553321620" text:style-name="L4">
        <text:list-item>
          <text:p text:style-name="P4">Menú siempre visible</text:p>
        </text:list-item>
      </text:list>
      <text:p text:style-name="Text_20_body"/>
      <text:p text:style-name="Text_20_body">RNF:</text:p>
      <text:list xml:id="list8842042836685210345" text:style-name="L5">
        <text:list-item>
          <text:p text:style-name="P5"><text:soft-page-break/>Limpiar script</text:p>
        </text:list-item>
        <text:list-item>
          <text:p text:style-name="P5">BS + Tiles</text:p>
          <text:p text:style-name="P5"/>
        </text:list-item>
      </text:list>
      <text:p text:style-name="Text_20_body">Adecuación a RF propuestos:</text:p>
      <text:list xml:id="list3456149822284615573" text:style-name="L6">
        <text:list-item>
          <text:p text:style-name="P6">Imágenes de notas</text:p>
        </text:list-item>
        <text:list-item>
          <text:p text:style-name="P6">Gestión de tema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Jurado</meta:initial-creator>
    <meta:creation-date>2018-12-17T15:20:11</meta:creation-date>
    <dc:date>2018-12-19T23:05:35</dc:date>
    <dc:creator>Alejandro Jurado</dc:creator>
    <meta:editing-duration>PT5H28M39S</meta:editing-duration>
    <meta:editing-cycles>26</meta:editing-cycles>
    <meta:generator>OpenOffice/4.1.1$Unix OpenOffice.org_project/411m6$Build-9775</meta:generator>
    <meta:document-statistic meta:table-count="0" meta:image-count="0" meta:object-count="0" meta:page-count="2" meta:paragraph-count="33" meta:word-count="118" meta:character-count="758"/>
  </office:meta>
</office:document-meta>
</file>